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a0709" officeooo:paragraph-rsid="001a0709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71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7">Opportunity</text:p>
          </table:table-cell>
          <table:table-cell table:style-name="Table1.A1" office:value-type="string">
            <text:p text:style-name="P7">Developing</text:p>
          </table:table-cell>
          <table:table-cell table:style-name="Table1.A1" office:value-type="string">
            <text:p text:style-name="P7">Coding </text:p>
          </table:table-cell>
          <table:table-cell table:style-name="Table1.E1" office:value-type="string">
            <text:p text:style-name="P7">Hours put in</text:p>
          </table:table-cell>
        </table:table-row>
        <table:table-row>
          <table:table-cell table:style-name="Table1.A2" office:value-type="string">
            <text:p text:style-name="P2">1<text:span text:style-name="T2">1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Python3 programming </text:p>
            <text:p text:style-name="P6">Game AI <text:s/></text:p>
            <text:p text:style-name="P6">AI Composer</text:p>
          </table:table-cell>
          <table:table-cell table:style-name="Table1.A2" office:value-type="string">
            <text:p text:style-name="P6">Medium -&gt; </text:p>
            <text:p text:style-name="P6">Easy -&gt;</text:p>
            <text:p text:style-name="P6">Techie -&gt; </text:p>
            <text:p text:style-name="P6">Hard -&gt; </text:p>
          </table:table-cell>
          <table:table-cell table:style-name="Table1.E2" office:value-type="string">
            <text:p text:style-name="P8">7</text:p>
          </table:table-cell>
        </table:table-row>
        <table:table-row>
          <table:table-cell table:style-name="Table1.A2" office:value-type="string">
            <text:p text:style-name="P2">1<text:span text:style-name="T2">1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6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4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5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6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7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8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9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9:06:36.719516858</dc:date>
    <meta:editing-duration>PT2H36M12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3" meta:paragraph-count="51" meta:word-count="64" meta:character-count="386" meta:non-whitespace-character-count="362"/>
  </office:meta>
</office:document-meta>
</file>